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4c5" officeooo:paragraph-rsid="001474c5"/>
    </style:style>
    <style:style style:name="P2" style:family="paragraph" style:parent-style-name="Standard">
      <style:text-properties fo:font-style="italic" officeooo:rsid="001474c5" officeooo:paragraph-rsid="001474c5" style:font-style-asian="italic" style:font-style-complex="italic"/>
    </style:style>
    <style:style style:name="P3" style:family="paragraph" style:parent-style-name="Standard">
      <style:text-properties officeooo:rsid="0016157f" officeooo:paragraph-rsid="0016157f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6157f" officeooo:paragraph-rsid="0016157f"/>
    </style:style>
    <style:style style:name="T1" style:family="text">
      <style:text-properties officeooo:rsid="001526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alentine Blog on use of DCA for dimensionality reduction</text:p>
      <text:p text:style-name="P4">25 April 2018</text:p>
      <text:p text:style-name="P3"/>
      <text:p text:style-name="P1">Got data with large number of genes, large number of cells and varying timepoints</text:p>
      <text:p text:style-name="P1"/>
      <text:p text:style-name="P1">To do anything useful with such large numbers we need to summarize and simplify the data</text:p>
      <text:p text:style-name="P1"/>
      <text:p text:style-name="P1">Effective way is normally PCA, but scRNA seq data is count data and is non-continious and while there has been some success with data transformations they don’t perform well for low count numbers.</text:p>
      <text:p text:style-name="P1"/>
      <text:p text:style-name="P1">DCA (deep count autoencoder): </text:p>
      <text:p text:style-name="P1">A parametric function from the observed space (gene counts) to the low dimensional space is fitted (g), at the same time as a function that maps the low dimensional space to ZIBN parameters (f).</text:p>
      <text:p text:style-name="P1">For any given cell you can apply g to get it’s X representation, then apply f on that to get parameters , and evaluate the likelihood of the cell. Functions g and f and parameterized as neural networks because these are flexible and efficient.</text:p>
      <text:p text:style-name="P1"/>
      <text:p text:style-name="P1">You can apply g to any new c<text:span text:style-name="T1">ell and see where it ends up in thte X space. Then analyse how different regions of the X-space map to gene expression <text:s/>- markers and differential expression can be investigated. Conversely, can perform clustering in the X-space then take new cells and evaluate which clusters the g function maps them to. </text:span></text:p>
      <text:p text:style-name="P1"/>
      <text:p text:style-name="P2">Autoencoder:</text:p>
      <text:p text:style-name="P2">artificial neural network used for unsupervised learning. Aim is to learn a representation of the data typically for the purposes of dimensionality redu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0:16:34.809212772</meta:creation-date>
    <dc:date>2018-04-25T16:14:39.500455653</dc:date>
    <meta:editing-duration>PT5H26M16S</meta:editing-duration>
    <meta:editing-cycles>1</meta:editing-cycles>
    <meta:document-statistic meta:table-count="0" meta:image-count="0" meta:object-count="0" meta:page-count="1" meta:paragraph-count="11" meta:word-count="240" meta:character-count="1406" meta:non-whitespace-character-count="1174"/>
    <meta:generator>LibreOffice/5.4.5.1$Linux_X86_64 LibreOffice_project/40m0$Build-1</meta:generator>
  </office:meta>
</office:document-meta>
</file>